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7" style:family="paragraph" style:parent-style-name="Text_20_body">
      <style:text-properties officeooo:rsid="0001224b" officeooo:paragraph-rsid="0001224b"/>
    </style:style>
    <style:style style:name="P8" style:family="paragraph" style:parent-style-name="Text_20_body">
      <style:text-properties officeooo:rsid="00029e07" officeooo:paragraph-rsid="00029e07"/>
    </style:style>
    <style:style style:name="P9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10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1" style:family="paragraph" style:parent-style-name="Text_20_body">
      <style:text-properties officeooo:rsid="000306fd" officeooo:paragraph-rsid="000306fd"/>
    </style:style>
    <style:style style:name="P12" style:family="paragraph" style:parent-style-name="Text_20_body">
      <style:text-properties officeooo:paragraph-rsid="000306fd"/>
    </style:style>
    <style:style style:name="P13" style:family="paragraph" style:parent-style-name="Text_20_body">
      <style:text-properties officeooo:paragraph-rsid="000dce2f"/>
    </style:style>
    <style:style style:name="P14" style:family="paragraph" style:parent-style-name="Table_20_Contents">
      <style:paragraph-properties style:line-height-at-least="0.529cm"/>
      <style:text-properties style:font-name="ui-monospace" fo:font-size="9pt" officeooo:paragraph-rsid="000dce2f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Title" style:master-page-name="First_20_Page">
      <style:paragraph-properties style:page-number="auto"/>
    </style:style>
    <style:style style:name="P17" style:family="paragraph" style:parent-style-name="Heading_20_1">
      <style:text-properties officeooo:rsid="0001224b"/>
    </style:style>
    <style:style style:name="P18" style:family="paragraph" style:parent-style-name="Heading_20_1">
      <style:text-properties officeooo:paragraph-rsid="000306fd"/>
    </style:style>
    <style:style style:name="P19" style:family="paragraph" style:parent-style-name="Heading_20_2">
      <style:text-properties officeooo:paragraph-rsid="000306fd"/>
    </style:style>
    <style:style style:name="P20" style:family="paragraph" style:parent-style-name="Standard" style:list-style-name="L1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21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22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23" style:family="paragraph" style:parent-style-name="Text_20_body">
      <style:text-properties officeooo:paragraph-rsid="000dce2f"/>
    </style:style>
    <style:style style:name="P24" style:family="paragraph" style:parent-style-name="Text_20_body">
      <style:text-properties officeooo:rsid="00102783" officeooo:paragraph-rsid="00102783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ITULO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6"/>
      <text:list xml:id="list4294762182" text:style-name="L1">
        <text:list-header>
          <text:p text:style-name="P20"/>
        </text:list-header>
      </text:list>
      <text:p text:style-name="P5"/>
      <text:h text:style-name="P17" text:outline-level="1"><text:bookmark-start text:name="__RefHeading___Toc105_679982336"/>1. Introducción<text:bookmark-end text:name="__RefHeading___Toc105_679982336"/></text:h>
      <text:p text:style-name="Text_20_body"/>
      <text:p text:style-name="P7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7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8">Para poder lograr con excito la misión primaria y secundaria hemos tenido que utilizar un <text:s/>sensor de temperatura, de presión <text:span text:style-name="T8">y humedad para medir cada uno de esos aspectos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24">La misión primaria es usar el sensor para medir la temperatura y al presión atmosférica.</text:p>
      <text:p text:style-name="P8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8">Obtenemos los datos gracias a nuestro pr<text:span text:style-name="T5">o</text:span>grama…</text:p>
      <text:p text:style-name="P8"/>
      <text:h text:style-name="Heading_20_3" text:outline-level="3"><text:bookmark-start text:name="__RefHeading___Toc113_679982336"/>2.1.2. Diseño del paracaídas <text:bookmark-end text:name="__RefHeading___Toc113_679982336"/></text:h>
      <text:p text:style-name="P8">A lo largo de un gran debate de equipo, hemos optado por el paracaídas <text:span text:style-name="T8">semicircular </text:span></text:p>
      <text:p text:style-name="P8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9">Grafica</text:p>
      <text:p text:style-name="P9"/>
      <text:p text:style-name="P10">Al ver los resultados sacados por el sensor y se puede ver como…</text:p>
      <text:p text:style-name="P10"/>
      <text:h text:style-name="P19" text:outline-level="2"><text:soft-page-break/></text:h>
      <text:h text:style-name="P19" text:outline-level="2"><text:bookmark-start text:name="__RefHeading___Toc117_679982336"/>2.2. Diseño de la carcasa <text:bookmark-end text:name="__RefHeading___Toc117_679982336"/></text:h>
      <text:p text:style-name="P11">Para nuestro diseño del CanSat, hemos optado por una impresión 3D porque…</text:p>
      <text:p text:style-name="P11"/>
      <text:h text:style-name="Heading_20_2" text:outline-level="2"><text:bookmark-start text:name="__RefHeading___Toc119_679982336"/>2.3. Misión Secundaria <text:bookmark-end text:name="__RefHeading___Toc119_679982336"/></text:h>
      <text:p text:style-name="P11">Para nuestra misión secundaria, hemos escogido por crear…</text:p>
      <text:p text:style-name="P11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p text:style-name="Text_20_body"/>
      <text:h text:style-name="P18" text:outline-level="1"><text:bookmark-start text:name="__RefHeading___Toc123_679982336"/>4. Presupuesto <text:bookmark-end text:name="__RefHeading___Toc123_679982336"/></text:h>
      <text:p text:style-name="P12">Lista del coste estimado de cada elemento del CanSa<text:span text:style-name="T3">t</text:span> </text:p>
      <text:p text:style-name="P12"/>
      <text:h text:style-name="Heading_20_1" text:outline-level="1"><text:bookmark-start text:name="__RefHeading___Toc125_679982336"/>5. Plan de difusión y patrocinio <text:bookmark-end text:name="__RefHeading___Toc125_679982336"/></text:h>
      <text:p text:style-name="P11">Para este proyecto hemos distribuido al equipo …</text:p>
      <text:p text:style-name="P11"/>
      <text:p text:style-name="Text_20_body"><text:bookmark-start text:name="__RefHeading___Toc127_679982336"/>6. Bibliografía/Referencias/Recursos utilizados<text:bookmark-end text:name="__RefHeading___Toc127_679982336"/></text:p>
      <text:p text:style-name="P21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22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25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25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3"/>
      <text:p text:style-name="P13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3T20:06:11.628000000</dc:date>
    <meta:editing-duration>PT21M58S</meta:editing-duration>
    <meta:editing-cycles>9</meta:editing-cycles>
    <meta:generator>LibreOffice/6.4.6.2$Windows_X86_64 LibreOffice_project/0ce51a4fd21bff07a5c061082cc82c5ed232f115</meta:generator>
    <meta:document-statistic meta:table-count="0" meta:image-count="0" meta:object-count="0" meta:page-count="5" meta:paragraph-count="55" meta:word-count="331" meta:character-count="2400" meta:non-whitespace-character-count="2101"/>
  </office:meta>
</office:document-meta>
</file>